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626248"/>
    </style:style>
    <style:style style:name="gr2" style:family="graphic" style:parent-style-name="standard">
      <style:graphic-properties svg:stroke-width="0.019cm" svg:stroke-color="#494936" draw:fill="none" draw:fill-color="#ffffff" fo:padding-top="-0.04cm" fo:padding-bottom="-0.04cm" fo:padding-left="-0.04cm" fo:padding-right="-0.04cm"/>
    </style:style>
    <style:style style:name="gr3" style:family="graphic" style:parent-style-name="standard">
      <style:graphic-properties draw:stroke="none" svg:stroke-width="0.019cm" draw:fill-color="#626248"/>
    </style:style>
    <style:style style:name="gr4" style:family="graphic" style:parent-style-name="standard">
      <style:graphic-properties draw:stroke="none" svg:stroke-width="0.019cm" draw:fill-color="#7a7a5a"/>
    </style:style>
    <style:style style:name="gr5" style:family="graphic" style:parent-style-name="standard">
      <style:graphic-properties draw:stroke="none" svg:stroke-width="0.019cm" draw:fill-color="#a5a585"/>
    </style:style>
    <style:style style:name="gr6" style:family="graphic" style:parent-style-name="standard">
      <style:graphic-properties draw:stroke="none" svg:stroke-width="0.019cm" draw:fill-color="#c9c9b6"/>
    </style:style>
    <style:style style:name="gr7" style:family="graphic" style:parent-style-name="standard">
      <style:graphic-properties draw:stroke="none" svg:stroke-width="0.019cm" draw:fill-color="#93936c"/>
    </style:style>
    <style:style style:name="gr8" style:family="graphic" style:parent-style-name="standard">
      <style:graphic-properties draw:stroke="none" svg:stroke-width="0.019cm" draw:fill-color="#b7b79d"/>
    </style:style>
    <style:style style:name="gr9" style:family="graphic" style:parent-style-name="standard">
      <style:graphic-properties draw:stroke="none" svg:stroke-width="0.019cm" draw:fill-color="#dbdbce"/>
    </style:style>
  </office:automatic-styles>
  <office:body>
    <office:drawing>
      <draw:page draw:name="page1" draw:style-name="dp1" draw:master-page-name="Default">
        <draw:g>
          <draw:glue-point draw:id="4" svg:x="-2.834cm" svg:y="-5cm"/>
          <draw:glue-point draw:id="5" svg:x="-0.498cm" svg:y="-5cm"/>
          <draw:glue-point draw:id="6" svg:x="-1.666cm" svg:y="-5cm"/>
          <draw:glue-point draw:id="7" svg:x="-2.056cm" svg:y="5cm"/>
          <draw:glue-point draw:id="8" svg:x="3.564cm" svg:y="5cm"/>
          <draw:glue-point draw:id="9" svg:x="0.754cm" svg:y="5cm"/>
          <draw:glue-point draw:id="10" svg:x="-5cm" svg:y="1.321cm"/>
          <draw:glue-point draw:id="11" svg:x="-5cm" svg:y="3.671cm"/>
          <draw:glue-point draw:id="12" svg:x="-5cm" svg:y="2.496cm"/>
          <draw:glue-point draw:id="13" svg:x="5cm" svg:y="1.491cm"/>
          <draw:glue-point draw:id="14" svg:x="5cm" svg:y="3.746cm"/>
          <draw:glue-point draw:id="15" svg:x="-0.703cm" svg:y="1.157cm"/>
          <draw:polygon draw:style-name="gr1" draw:layer="layout" svg:width="0.095cm" svg:height="0.167cm" svg:x="1.605cm" svg:y="0.089cm" svg:viewBox="0 0 96 168" draw:points="0,0 96,0 96,168 0,168">
            <text:p/>
          </draw:polygon>
          <draw:polygon draw:style-name="gr2" draw:layer="layout" svg:width="0.095cm" svg:height="0.167cm" svg:x="1.605cm" svg:y="0.089cm" svg:viewBox="0 0 96 168" draw:points="0,0 96,0 96,168 0,168">
            <text:p/>
          </draw:polygon>
          <draw:polygon draw:style-name="gr3" draw:layer="layout" svg:width="0.039cm" svg:height="1.722cm" svg:x="1.18cm" svg:y="0.078cm" svg:viewBox="0 0 40 1723" draw:points="40,22 0,0 0,1639 40,1723">
            <text:p/>
          </draw:polygon>
          <draw:polygon draw:style-name="gr2" draw:layer="layout" svg:width="0.039cm" svg:height="1.722cm" svg:x="1.18cm" svg:y="0.078cm" svg:viewBox="0 0 40 1723" draw:points="40,22 0,0 0,1639 40,1723">
            <text:p/>
          </draw:polygon>
          <draw:polygon draw:style-name="gr4" draw:layer="layout" svg:width="0.48cm" svg:height="0.451cm" svg:x="1.264cm" svg:y="1.315cm" svg:viewBox="0 0 481 452" draw:points="481,0 0,10 38,452 481,373">
            <text:p/>
          </draw:polygon>
          <draw:polygon draw:style-name="gr2" draw:layer="layout" svg:width="0.48cm" svg:height="0.451cm" svg:x="1.264cm" svg:y="1.315cm" svg:viewBox="0 0 481 452" draw:points="481,0 0,10 38,452 481,373">
            <text:p/>
          </draw:polygon>
          <draw:polygon draw:style-name="gr5" draw:layer="layout" svg:width="0.459cm" svg:height="0.189cm" svg:x="1.292cm" svg:y="1.187cm" svg:viewBox="0 0 460 190" draw:points="56,0 235,33 460,128 0,190">
            <text:p/>
          </draw:polygon>
          <draw:polygon draw:style-name="gr5" draw:layer="layout" svg:width="0.459cm" svg:height="0.189cm" svg:x="1.292cm" svg:y="1.187cm" svg:viewBox="0 0 460 190" draw:points="56,0 235,33 460,128 0,190">
            <text:p/>
          </draw:polygon>
          <draw:polyline draw:style-name="gr2" draw:layer="layout" svg:width="0.459cm" svg:height="0.189cm" svg:x="1.292cm" svg:y="1.187cm" svg:viewBox="0 0 460 190" draw:points="56,0 235,33 460,128 0,190">
            <text:p/>
          </draw:polyline>
          <draw:polygon draw:style-name="gr5" draw:layer="layout" svg:width="0.223cm" svg:height="1.292cm" svg:x="0.498cm" svg:y="0.178cm" svg:viewBox="0 0 224 1293" draw:points="0,0 224,0 224,1293 0,1293">
            <text:p/>
          </draw:polygon>
          <draw:polygon draw:style-name="gr2" draw:layer="layout" svg:width="0.223cm" svg:height="1.292cm" svg:x="0.498cm" svg:y="0.178cm" svg:viewBox="0 0 224 1293" draw:points="0,0 224,0 224,1293 0,1293">
            <text:p/>
          </draw:polygon>
          <draw:polygon draw:style-name="gr6" draw:layer="layout" svg:width="0.184cm" svg:height="1.32cm" svg:x="0.319cm" svg:y="0.15cm" svg:viewBox="0 0 185 1321" draw:points="0,0 185,0 185,1321 0,1321">
            <text:p/>
          </draw:polygon>
          <draw:polygon draw:style-name="gr2" draw:layer="layout" svg:width="0.184cm" svg:height="1.32cm" svg:x="0.319cm" svg:y="0.15cm" svg:viewBox="0 0 185 1321" draw:points="0,0 185,0 185,1321 0,1321">
            <text:p/>
          </draw:polygon>
          <draw:polygon draw:style-name="gr7" draw:layer="layout" svg:width="0.364cm" svg:height="0.468cm" svg:x="0.319cm" svg:y="1.527cm" svg:viewBox="0 0 365 469" draw:points="365,44 365,469 0,412 0,0">
            <text:p/>
          </draw:polygon>
          <draw:polygon draw:style-name="gr2" draw:layer="layout" svg:width="0.364cm" svg:height="0.468cm" svg:x="0.319cm" svg:y="1.527cm" svg:viewBox="0 0 365 469" draw:points="365,44 365,469 0,412 0,0">
            <text:p/>
          </draw:polygon>
          <draw:polygon draw:style-name="gr5" draw:layer="layout" svg:width="0.291cm" svg:height="0.546cm" svg:x="0.039cm" svg:y="1.393cm" svg:viewBox="0 0 292 547" draw:points="280,100 280,547 0,413 0,0 292,100">
            <text:p/>
          </draw:polygon>
          <draw:polygon draw:style-name="gr5" draw:layer="layout" svg:width="0.291cm" svg:height="0.546cm" svg:x="0.039cm" svg:y="1.393cm" svg:viewBox="0 0 292 547" draw:points="280,100 280,547 0,413 0,0 292,100">
            <text:p/>
          </draw:polygon>
          <draw:polyline draw:style-name="gr2" draw:layer="layout" svg:width="0.291cm" svg:height="0.546cm" svg:x="0.039cm" svg:y="1.393cm" svg:viewBox="0 0 292 547" draw:points="280,100 280,547 0,413 0,0 292,100">
            <text:p/>
          </draw:polyline>
          <draw:polygon draw:style-name="gr7" draw:layer="layout" svg:width="0.039cm" svg:height="0.485cm" svg:x="0cm" svg:y="1.32cm" svg:viewBox="0 0 40 486" draw:points="40,72 40,486 0,402 0,0">
            <text:p/>
          </draw:polygon>
          <draw:path draw:style-name="gr2" draw:layer="layout" svg:width="0.033cm" svg:height="0.473cm" svg:x="0.006cm" svg:y="1.331cm" svg:viewBox="0 0 34 474" svg:d="m34 61v413l-34-71zm0-403 34 61zm0 0z">
            <text:p/>
          </draw:path>
          <draw:polygon draw:style-name="gr6" draw:layer="layout" svg:width="0.241cm" svg:height="0.139cm" svg:x="0.05cm" svg:y="1.125cm" svg:viewBox="0 0 242 140" draw:points="95,39 208,0 242,140 0,100">
            <text:p/>
          </draw:polygon>
          <draw:polygon draw:style-name="gr2" draw:layer="layout" svg:width="0.241cm" svg:height="0.139cm" svg:x="0.05cm" svg:y="1.125cm" svg:viewBox="0 0 242 140" draw:points="95,39 208,0 242,140 0,100">
            <text:p/>
          </draw:polygon>
          <draw:polygon draw:style-name="gr5" draw:layer="layout" svg:width="0.078cm" svg:height="1.303cm" svg:x="0.246cm" svg:y="0.111cm" svg:viewBox="0 0 79 1304" draw:points="0,0 79,0 79,1304 0,1304">
            <text:p/>
          </draw:polygon>
          <draw:polygon draw:style-name="gr2" draw:layer="layout" svg:width="0.078cm" svg:height="1.303cm" svg:x="0.246cm" svg:y="0.111cm" svg:viewBox="0 0 79 1304" draw:points="0,0 79,0 79,1304 0,1304">
            <text:p/>
          </draw:polygon>
          <draw:polygon draw:style-name="gr8" draw:layer="layout" svg:width="0.319cm" svg:height="0.167cm" svg:x="0cm" svg:y="1.225cm" svg:viewBox="0 0 320 168" draw:points="0,95 11,38 50,0 247,11 247,33 320,72 39,168">
            <text:p/>
          </draw:polygon>
          <draw:path draw:style-name="gr2" draw:layer="layout" svg:width="0.313cm" svg:height="0.167cm" svg:x="0.006cm" svg:y="1.225cm" svg:viewBox="0 0 314 168" svg:d="m0 64 5-26 39-38 197 11v22l73 39-281 96-33-62zm0-42z">
            <text:p/>
          </draw:path>
          <draw:polygon draw:style-name="gr6" draw:layer="layout" svg:width="0.459cm" svg:height="0.228cm" svg:x="0.039cm" svg:y="1.298cm" svg:viewBox="0 0 460 229" draw:points="0,94 280,0 460,44 280,229">
            <text:p/>
          </draw:polygon>
          <draw:polygon draw:style-name="gr2" draw:layer="layout" svg:width="0.459cm" svg:height="0.228cm" svg:x="0.039cm" svg:y="1.298cm" svg:viewBox="0 0 460 229" draw:points="0,94 280,0 460,44 280,229">
            <text:p/>
          </draw:polygon>
          <draw:polygon draw:style-name="gr7" draw:layer="layout" svg:width="0.173cm" svg:height="0.172cm" svg:x="1.012cm" svg:y="0.039cm" svg:viewBox="0 0 174 173" draw:points="0,0 174,0 174,173 0,173">
            <text:p/>
          </draw:polygon>
          <draw:polygon draw:style-name="gr2" draw:layer="layout" svg:width="0.173cm" svg:height="0.172cm" svg:x="1.012cm" svg:y="0.039cm" svg:viewBox="0 0 174 173" draw:points="0,0 174,0 174,173 0,173">
            <text:p/>
          </draw:polygon>
          <draw:polygon draw:style-name="gr3" draw:layer="layout" svg:width="0.185cm" svg:height="0.172cm" svg:x="0.833cm" svg:y="0.039cm" svg:viewBox="0 0 186 173" draw:points="0,0 186,0 186,173 0,173">
            <text:p/>
          </draw:polygon>
          <draw:polygon draw:style-name="gr2" draw:layer="layout" svg:width="0.185cm" svg:height="0.172cm" svg:x="0.833cm" svg:y="0.039cm" svg:viewBox="0 0 186 173" draw:points="0,0 186,0 186,173 0,173">
            <text:p/>
          </draw:polygon>
          <draw:polygon draw:style-name="gr7" draw:layer="layout" svg:width="0.156cm" svg:height="0.161cm" svg:x="0.683cm" svg:y="0.039cm" svg:viewBox="0 0 157 162" draw:points="0,0 157,0 157,162 0,162">
            <text:p/>
          </draw:polygon>
          <draw:polygon draw:style-name="gr2" draw:layer="layout" svg:width="0.156cm" svg:height="0.161cm" svg:x="0.683cm" svg:y="0.039cm" svg:viewBox="0 0 157 162" draw:points="0,0 157,0 157,162 0,162">
            <text:p/>
          </draw:polygon>
          <draw:polygon draw:style-name="gr3" draw:layer="layout" svg:width="0.084cm" svg:height="0.161cm" svg:x="0.604cm" svg:y="0.039cm" svg:viewBox="0 0 85 162" draw:points="0,0 85,0 85,162 0,162">
            <text:p/>
          </draw:polygon>
          <draw:polygon draw:style-name="gr2" draw:layer="layout" svg:width="0.084cm" svg:height="0.161cm" svg:x="0.604cm" svg:y="0.039cm" svg:viewBox="0 0 85 162" draw:points="0,0 85,0 85,162 0,162">
            <text:p/>
          </draw:polygon>
          <draw:polygon draw:style-name="gr7" draw:layer="layout" svg:width="0.095cm" svg:height="0.161cm" svg:x="0.514cm" svg:y="0.039cm" svg:viewBox="0 0 96 162" draw:points="0,0 96,0 96,162 0,162">
            <text:p/>
          </draw:polygon>
          <draw:polygon draw:style-name="gr2" draw:layer="layout" svg:width="0.095cm" svg:height="0.161cm" svg:x="0.514cm" svg:y="0.039cm" svg:viewBox="0 0 96 162" draw:points="0,0 96,0 96,162 0,162">
            <text:p/>
          </draw:polygon>
          <draw:polygon draw:style-name="gr8" draw:layer="layout" svg:width="0.302cm" svg:height="0.078cm" svg:x="0.246cm" svg:y="0.084cm" svg:viewBox="0 0 303 79" draw:points="0,28 22,0 292,16 303,39 72,79">
            <text:p/>
          </draw:polygon>
          <draw:polygon draw:style-name="gr2" draw:layer="layout" svg:width="0.302cm" svg:height="0.078cm" svg:x="0.246cm" svg:y="0.084cm" svg:viewBox="0 0 303 79" draw:points="0,28 22,0 292,16 303,39 72,79">
            <text:p/>
          </draw:polygon>
          <draw:polygon draw:style-name="gr9" draw:layer="layout" svg:width="0.291cm" svg:height="0.084cm" svg:x="0.319cm" svg:y="0.123cm" svg:viewBox="0 0 292 85" draw:points="0,39 230,0 292,17 180,85">
            <text:p/>
          </draw:polygon>
          <draw:polygon draw:style-name="gr2" draw:layer="layout" svg:width="0.291cm" svg:height="0.084cm" svg:x="0.319cm" svg:y="0.123cm" svg:viewBox="0 0 292 85" draw:points="0,39 230,0 292,17 180,85">
            <text:p/>
          </draw:polygon>
          <draw:polygon draw:style-name="gr8" draw:layer="layout" svg:width="0.202cm" svg:height="0.056cm" svg:x="0.833cm" svg:y="0cm" svg:viewBox="0 0 203 57" draw:points="0,0 0,57 180,57 203,5">
            <text:p/>
          </draw:polygon>
          <draw:polygon draw:style-name="gr2" draw:layer="layout" svg:width="0.202cm" svg:height="0.056cm" svg:x="0.833cm" svg:y="0cm" svg:viewBox="0 0 203 57" draw:points="0,0 0,57 180,57 203,5">
            <text:p/>
          </draw:polygon>
          <draw:polygon draw:style-name="gr9" draw:layer="layout" svg:width="0.174cm" svg:height="0.061cm" svg:x="0.659cm" svg:y="0cm" svg:viewBox="0 0 175 62" draw:points="175,0 175,56 23,62 0,5">
            <text:p/>
          </draw:polygon>
          <draw:polygon draw:style-name="gr2" draw:layer="layout" svg:width="0.174cm" svg:height="0.061cm" svg:x="0.659cm" svg:y="0cm" svg:viewBox="0 0 175 62" draw:points="175,0 175,56 23,62 0,5">
            <text:p/>
          </draw:polygon>
          <draw:polygon draw:style-name="gr8" draw:layer="layout" svg:width="0.185cm" svg:height="0.072cm" svg:x="0.498cm" svg:y="0.005cm" svg:viewBox="0 0 186 73" draw:points="0,11 106,73 186,56 162,0">
            <text:p/>
          </draw:polygon>
          <draw:polygon draw:style-name="gr2" draw:layer="layout" svg:width="0.185cm" svg:height="0.072cm" svg:x="0.498cm" svg:y="0.005cm" svg:viewBox="0 0 186 73" draw:points="0,11 106,73 186,56 162,0">
            <text:p/>
          </draw:polygon>
          <draw:polygon draw:style-name="gr9" draw:layer="layout" svg:width="0.335cm" svg:height="0.078cm" svg:x="0.268cm" svg:y="0.022cm" svg:viewBox="0 0 336 79" draw:points="84,22 0,62 268,79 336,56 229,0">
            <text:p/>
          </draw:polygon>
          <draw:polygon draw:style-name="gr2" draw:layer="layout" svg:width="0.335cm" svg:height="0.078cm" svg:x="0.268cm" svg:y="0.022cm" svg:viewBox="0 0 336 79" draw:points="84,22 0,62 268,79 336,56 229,0">
            <text:p/>
          </draw:polygon>
          <draw:polygon draw:style-name="gr4" draw:layer="layout" svg:width="0.201cm" svg:height="1.287cm" svg:x="1.219cm" svg:y="0.1cm" svg:viewBox="0 0 202 1288" draw:points="0,0 202,0 202,1260 0,1288">
            <text:p/>
          </draw:polygon>
          <draw:polygon draw:style-name="gr2" draw:layer="layout" svg:width="0.201cm" svg:height="1.287cm" svg:x="1.219cm" svg:y="0.1cm" svg:viewBox="0 0 202 1288" draw:points="0,0 202,0 202,1260 0,1288">
            <text:p/>
          </draw:polygon>
          <draw:polygon draw:style-name="gr5" draw:layer="layout" svg:width="0.28cm" svg:height="1.281cm" svg:x="0.99cm" svg:y="0.195cm" svg:viewBox="0 0 281 1282" draw:points="0,0 281,0 281,1282 0,1282">
            <text:p/>
          </draw:polygon>
          <draw:polygon draw:style-name="gr2" draw:layer="layout" svg:width="0.279cm" svg:height="1.281cm" svg:x="0.99cm" svg:y="0.195cm" svg:viewBox="0 0 280 1282" draw:points="0,0 280,0 280,1282 0,1282">
            <text:p/>
          </draw:polygon>
          <draw:polygon draw:style-name="gr7" draw:layer="layout" svg:width="0.358cm" svg:height="0.49cm" svg:x="1.046cm" svg:y="1.504cm" svg:viewBox="0 0 359 491" draw:points="0,66 0,491 359,413 359,0">
            <text:p/>
          </draw:polygon>
          <draw:polygon draw:style-name="gr2" draw:layer="layout" svg:width="0.358cm" svg:height="0.49cm" svg:x="1.046cm" svg:y="1.504cm" svg:viewBox="0 0 359 491" draw:points="0,66 0,491 359,413 359,0">
            <text:p/>
          </draw:polygon>
          <draw:polygon draw:style-name="gr6" draw:layer="layout" svg:width="0.28cm" svg:height="1.281cm" svg:x="0.716cm" svg:y="0.189cm" svg:viewBox="0 0 281 1282" draw:points="0,0 281,0 281,1282 0,1282">
            <text:p/>
          </draw:polygon>
          <draw:polygon draw:style-name="gr2" draw:layer="layout" svg:width="0.279cm" svg:height="1.281cm" svg:x="0.716cm" svg:y="0.189cm" svg:viewBox="0 0 280 1282" draw:points="0,0 280,0 280,1282 0,1282">
            <text:p/>
          </draw:polygon>
          <draw:polygon draw:style-name="gr5" draw:layer="layout" svg:width="0.38cm" svg:height="0.429cm" svg:x="0.677cm" svg:y="1.571cm" svg:viewBox="0 0 381 430" draw:points="0,0 381,0 381,430 0,430">
            <text:p/>
          </draw:polygon>
          <draw:polygon draw:style-name="gr2" draw:layer="layout" svg:width="0.38cm" svg:height="0.429cm" svg:x="0.677cm" svg:y="1.571cm" svg:viewBox="0 0 381 430" draw:points="0,0 381,0 381,430 0,430">
            <text:p/>
          </draw:polygon>
          <draw:polygon draw:style-name="gr8" draw:layer="layout" svg:width="0.251cm" svg:height="0.078cm" svg:x="0.498cm" svg:y="0.139cm" svg:viewBox="0 0 252 79" draw:points="0,67 111,0 252,16 223,79">
            <text:p/>
          </draw:polygon>
          <draw:polygon draw:style-name="gr2" draw:layer="layout" svg:width="0.251cm" svg:height="0.078cm" svg:x="0.498cm" svg:y="0.139cm" svg:viewBox="0 0 252 79" draw:points="0,67 111,0 252,16 223,79">
            <text:p/>
          </draw:polygon>
          <draw:polygon draw:style-name="gr8" draw:layer="layout" svg:width="0.313cm" svg:height="0.078cm" svg:x="0.951cm" svg:y="0.139cm" svg:viewBox="0 0 314 79" draw:points="39,79 0,16 212,0 314,56">
            <text:p/>
          </draw:polygon>
          <draw:polygon draw:style-name="gr2" draw:layer="layout" svg:width="0.313cm" svg:height="0.078cm" svg:x="0.951cm" svg:y="0.139cm" svg:viewBox="0 0 314 79" draw:points="39,79 0,16 212,0 314,56">
            <text:p/>
          </draw:polygon>
          <draw:polygon draw:style-name="gr9" draw:layer="layout" svg:width="0.274cm" svg:height="0.061cm" svg:x="0.716cm" svg:y="0.156cm" svg:viewBox="0 0 275 62" draw:points="275,62 241,0 33,0 0,62">
            <text:p/>
          </draw:polygon>
          <draw:polygon draw:style-name="gr2" draw:layer="layout" svg:width="0.274cm" svg:height="0.061cm" svg:x="0.716cm" svg:y="0.156cm" svg:viewBox="0 0 275 62" draw:points="275,62 241,0 33,0 0,62">
            <text:p/>
          </draw:polygon>
          <draw:polygon draw:style-name="gr8" draw:layer="layout" svg:width="0.403cm" svg:height="0.228cm" svg:x="0.319cm" svg:y="1.343cm" svg:viewBox="0 0 404 229" draw:points="0,184 179,0 404,27 359,229">
            <text:p/>
          </draw:polygon>
          <draw:polygon draw:style-name="gr2" draw:layer="layout" svg:width="0.403cm" svg:height="0.228cm" svg:x="0.319cm" svg:y="1.343cm" svg:viewBox="0 0 404 229" draw:points="0,184 179,0 404,27 359,229">
            <text:p/>
          </draw:polygon>
          <draw:polygon draw:style-name="gr8" draw:layer="layout" svg:width="0.414cm" svg:height="0.256cm" svg:x="0.99cm" svg:y="1.315cm" svg:viewBox="0 0 415 257" draw:points="56,257 0,55 275,0 415,190">
            <text:p/>
          </draw:polygon>
          <draw:polygon draw:style-name="gr2" draw:layer="layout" svg:width="0.414cm" svg:height="0.256cm" svg:x="0.99cm" svg:y="1.315cm" svg:viewBox="0 0 415 257" draw:points="56,257 0,55 275,0 415,190">
            <text:p/>
          </draw:polygon>
          <draw:polygon draw:style-name="gr6" draw:layer="layout" svg:width="0.369cm" svg:height="0.2cm" svg:x="0.677cm" svg:y="1.37cm" svg:viewBox="0 0 370 201" draw:points="370,201 313,0 33,0 0,201">
            <text:p/>
          </draw:polygon>
          <draw:polygon draw:style-name="gr2" draw:layer="layout" svg:width="0.369cm" svg:height="0.2cm" svg:x="0.677cm" svg:y="1.37cm" svg:viewBox="0 0 370 201" draw:points="370,201 313,0 33,0 0,201">
            <text:p/>
          </draw:polygon>
          <draw:polygon draw:style-name="gr8" draw:layer="layout" svg:width="0.24cm" svg:height="0.067cm" svg:x="1.18cm" svg:y="0.033cm" svg:viewBox="0 0 241 68" draw:points="241,68 196,34 72,0 0,45 39,68">
            <text:p/>
          </draw:polygon>
          <draw:polygon draw:style-name="gr2" draw:layer="layout" svg:width="0.24cm" svg:height="0.067cm" svg:x="1.18cm" svg:y="0.033cm" svg:viewBox="0 0 241 68" draw:points="241,68 196,34 72,0 0,45 39,68">
            <text:p/>
          </draw:polygon>
          <draw:polygon draw:style-name="gr9" draw:layer="layout" svg:width="0.24cm" svg:height="0.072cm" svg:x="1.012cm" svg:y="0.005cm" svg:viewBox="0 0 241 73" draw:points="241,28 168,73 0,50 22,0">
            <text:p/>
          </draw:polygon>
          <draw:polygon draw:style-name="gr2" draw:layer="layout" svg:width="0.24cm" svg:height="0.072cm" svg:x="1.012cm" svg:y="0.005cm" svg:viewBox="0 0 241 73" draw:points="241,28 168,73 0,50 22,0">
            <text:p/>
          </draw:polygon>
          <draw:polygon draw:style-name="gr7" draw:layer="layout" svg:width="0.039cm" svg:height="0.485cm" svg:x="2.26cm" svg:y="1.354cm" svg:viewBox="0 0 40 486" draw:points="0,72 0,486 40,396 40,0">
            <text:p/>
          </draw:polygon>
          <draw:polygon draw:style-name="gr2" draw:layer="layout" svg:width="0.039cm" svg:height="0.485cm" svg:x="2.26cm" svg:y="1.354cm" svg:viewBox="0 0 40 486" draw:points="0,72 0,486 40,396 40,0">
            <text:p/>
          </draw:polygon>
          <draw:polygon draw:style-name="gr6" draw:layer="layout" svg:width="0.241cm" svg:height="0.139cm" svg:x="2.002cm" svg:y="1.159cm" svg:viewBox="0 0 242 140" draw:points="146,38 33,0 0,140 242,100">
            <text:p/>
          </draw:polygon>
          <draw:polygon draw:style-name="gr2" draw:layer="layout" svg:width="0.241cm" svg:height="0.139cm" svg:x="2.002cm" svg:y="1.159cm" svg:viewBox="0 0 242 140" draw:points="146,38 33,0 0,140 242,100">
            <text:p/>
          </draw:polygon>
          <draw:polygon draw:style-name="gr5" draw:layer="layout" svg:width="0.084cm" svg:height="1.292cm" svg:x="1.969cm" svg:y="0.15cm" svg:viewBox="0 0 85 1293" draw:points="0,0 85,0 85,1293 0,1293">
            <text:p/>
          </draw:polygon>
          <draw:polygon draw:style-name="gr2" draw:layer="layout" svg:width="0.084cm" svg:height="1.292cm" svg:x="1.969cm" svg:y="0.15cm" svg:viewBox="0 0 85 1293" draw:points="0,0 85,0 85,1293 0,1293">
            <text:p/>
          </draw:polygon>
          <draw:polygon draw:style-name="gr8" draw:layer="layout" svg:width="0.33cm" svg:height="0.167cm" svg:x="1.969cm" svg:y="1.259cm" svg:viewBox="0 0 331 168" draw:points="331,95 308,39 274,0 78,5 78,33 0,72 291,168">
            <text:p/>
          </draw:polygon>
          <draw:polygon draw:style-name="gr2" draw:layer="layout" svg:width="0.33cm" svg:height="0.167cm" svg:x="1.969cm" svg:y="1.259cm" svg:viewBox="0 0 331 168" draw:points="331,95 308,39 274,0 78,5 78,33 0,72 291,168">
            <text:p/>
          </draw:polygon>
          <draw:polygon draw:style-name="gr5" draw:layer="layout" svg:width="0.19cm" svg:height="1.593cm" svg:x="1.65cm" svg:y="0.178cm" svg:viewBox="0 0 191 1594" draw:points="0,0 191,0 191,1594 0,1594">
            <text:p/>
          </draw:polygon>
          <draw:polygon draw:style-name="gr2" draw:layer="layout" svg:width="0.19cm" svg:height="1.593cm" svg:x="1.65cm" svg:y="0.178cm" svg:viewBox="0 0 191 1594" draw:points="0,0 191,0 191,1594 0,1594">
            <text:p/>
          </draw:polygon>
          <draw:polygon draw:style-name="gr6" draw:layer="layout" svg:width="0.185cm" svg:height="1.32cm" svg:x="1.79cm" svg:y="0.178cm" svg:viewBox="0 0 186 1321" draw:points="0,0 186,0 186,1321 0,1321">
            <text:p/>
          </draw:polygon>
          <draw:polygon draw:style-name="gr2" draw:layer="layout" svg:width="0.185cm" svg:height="1.32cm" svg:x="1.79cm" svg:y="0.178cm" svg:viewBox="0 0 186 1321" draw:points="0,0 186,0 186,1321 0,1321">
            <text:p/>
          </draw:polygon>
          <draw:polygon draw:style-name="gr5" draw:layer="layout" svg:width="0.291cm" svg:height="0.546cm" svg:x="1.969cm" svg:y="1.426cm" svg:viewBox="0 0 292 547" draw:points="0,128 0,547 292,412 292,0">
            <text:p/>
          </draw:polygon>
          <draw:polygon draw:style-name="gr2" draw:layer="layout" svg:width="0.291cm" svg:height="0.546cm" svg:x="1.969cm" svg:y="1.426cm" svg:viewBox="0 0 292 547" draw:points="0,128 0,547 292,412 292,0">
            <text:p/>
          </draw:polygon>
          <draw:polygon draw:style-name="gr6" draw:layer="layout" svg:width="0.47cm" svg:height="0.223cm" svg:x="1.79cm" svg:y="1.331cm" svg:viewBox="0 0 471 224" draw:points="471,95 179,0 0,45 179,224">
            <text:p/>
          </draw:polygon>
          <draw:polygon draw:style-name="gr2" draw:layer="layout" svg:width="0.47cm" svg:height="0.223cm" svg:x="1.79cm" svg:y="1.331cm" svg:viewBox="0 0 471 224" draw:points="471,95 179,0 0,45 179,224">
            <text:p/>
          </draw:polygon>
          <draw:polygon draw:style-name="gr5" draw:layer="layout" svg:width="0.179cm" svg:height="0.607cm" svg:x="1.79cm" svg:y="1.37cm" svg:viewBox="0 0 180 608" draw:points="180,184 0,0 0,446 180,608">
            <text:p/>
          </draw:polygon>
          <draw:polygon draw:style-name="gr2" draw:layer="layout" svg:width="0.179cm" svg:height="0.607cm" svg:x="1.79cm" svg:y="1.37cm" svg:viewBox="0 0 180 608" draw:points="180,184 0,0 0,446 180,608">
            <text:p/>
          </draw:polygon>
          <draw:polygon draw:style-name="gr7" draw:layer="layout" svg:width="0.14cm" svg:height="0.462cm" svg:x="1.65cm" svg:y="1.376cm" svg:viewBox="0 0 141 463" draw:points="141,0 0,22 0,463 141,440">
            <text:p/>
          </draw:polygon>
          <draw:polygon draw:style-name="gr2" draw:layer="layout" svg:width="0.14cm" svg:height="0.462cm" svg:x="1.65cm" svg:y="1.376cm" svg:viewBox="0 0 141 463" draw:points="141,0 0,22 0,463 141,440">
            <text:p/>
          </draw:polygon>
          <draw:polygon draw:style-name="gr7" draw:layer="layout" svg:width="0.14cm" svg:height="0.1cm" svg:x="1.689cm" svg:y="0.084cm" svg:viewBox="0 0 141 101" draw:points="0,0 141,0 141,101 0,101">
            <text:p/>
          </draw:polygon>
          <draw:polygon draw:style-name="gr2" draw:layer="layout" svg:width="0.14cm" svg:height="0.1cm" svg:x="1.689cm" svg:y="0.084cm" svg:viewBox="0 0 141 101" draw:points="0,0 141,0 141,101 0,101">
            <text:p/>
          </draw:polygon>
          <draw:polygon draw:style-name="gr8" draw:layer="layout" svg:width="0.201cm" svg:height="0.072cm" svg:x="1.605cm" svg:y="0.039cm" svg:viewBox="0 0 202 73" draw:points="202,16 89,73 0,56 33,0">
            <text:p/>
          </draw:polygon>
          <draw:polygon draw:style-name="gr2" draw:layer="layout" svg:width="0.201cm" svg:height="0.072cm" svg:x="1.605cm" svg:y="0.039cm" svg:viewBox="0 0 202 73" draw:points="202,16 89,73 0,56 33,0">
            <text:p/>
          </draw:polygon>
          <draw:polygon draw:style-name="gr9" draw:layer="layout" svg:width="0.33cm" svg:height="0.078cm" svg:x="1.695cm" svg:y="0.056cm" svg:viewBox="0 0 331 79" draw:points="241,22 331,62 67,79 0,56 106,0">
            <text:p/>
          </draw:polygon>
          <draw:polygon draw:style-name="gr2" draw:layer="layout" svg:width="0.33cm" svg:height="0.078cm" svg:x="1.695cm" svg:y="0.056cm" svg:viewBox="0 0 331 79" draw:points="241,22 331,62 67,79 0,56 106,0">
            <text:p/>
          </draw:polygon>
          <draw:polygon draw:style-name="gr9" draw:layer="layout" svg:width="0.291cm" svg:height="0.078cm" svg:x="1.678cm" svg:y="0.156cm" svg:viewBox="0 0 292 79" draw:points="292,39 66,0 0,17 112,79">
            <text:p/>
          </draw:polygon>
          <draw:polygon draw:style-name="gr2" draw:layer="layout" svg:width="0.291cm" svg:height="0.078cm" svg:x="1.678cm" svg:y="0.156cm" svg:viewBox="0 0 292 79" draw:points="292,39 66,0 0,17 112,79">
            <text:p/>
          </draw:polygon>
          <draw:polygon draw:style-name="gr8" draw:layer="layout" svg:width="0.302cm" svg:height="0.078cm" svg:x="1.745cm" svg:y="0.117cm" svg:viewBox="0 0 303 79" draw:points="303,39 303,17 280,0 17,17 0,39 224,79">
            <text:p/>
          </draw:polygon>
          <draw:polygon draw:style-name="gr2" draw:layer="layout" svg:width="0.302cm" svg:height="0.078cm" svg:x="1.745cm" svg:y="0.117cm" svg:viewBox="0 0 303 79" draw:points="303,39 303,17 280,0 17,17 0,39 224,79">
            <text:p/>
          </draw:polygon>
          <draw:polygon draw:style-name="gr8" draw:layer="layout" svg:width="0.19cm" svg:height="0.072cm" svg:x="1.599cm" svg:y="0.173cm" svg:viewBox="0 0 191 73" draw:points="50,73 0,5 90,0 191,61">
            <text:p/>
          </draw:polygon>
          <draw:polygon draw:style-name="gr2" draw:layer="layout" svg:width="0.19cm" svg:height="0.072cm" svg:x="1.599cm" svg:y="0.173cm" svg:viewBox="0 0 191 73" draw:points="50,73 0,5 90,0 191,61">
            <text:p/>
          </draw:polygon>
          <draw:polygon draw:style-name="gr4" draw:layer="layout" svg:width="0.05cm" svg:height="1.66cm" svg:x="1.599cm" svg:y="0.178cm" svg:viewBox="0 0 51 1661" draw:points="0,0 51,66 51,1661 0,1582">
            <text:p/>
          </draw:polygon>
          <draw:polygon draw:style-name="gr2" draw:layer="layout" svg:width="0.05cm" svg:height="1.66cm" svg:x="1.599cm" svg:y="0.178cm" svg:viewBox="0 0 51 1661" draw:points="0,0 51,66 51,1661 0,158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upercomputer</dc:title>
    <meta:creation-date>2011-02-07T16:33:51</meta:creation-date>
    <meta:editing-duration>P0D</meta:editing-duration>
    <meta:editing-cycles>1</meta:editing-cycles>
    <meta:document-statistic meta:object-count="111"/>
    <meta:generator>OpenOffice.org/3.3$Linux OpenOffice.org_project/330m20$Build-9567</meta:generator>
  </office:meta>
</office:document-meta>
</file>